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5000000013ED1F1D2C6.svm" manifest:media-type=""/>
  <manifest:file-entry manifest:full-path="Pictures/200000020000015E000002433E3FDFAA.eps" manifest:media-type=""/>
  <manifest:file-entry manifest:full-path="Pictures/200000010000044F000000FAF31CED5C.svm" manifest:media-type=""/>
  <manifest:file-entry manifest:full-path="Pictures/20000001000003A2000000FA7309BBE0.svm" manifest:media-type=""/>
  <manifest:file-entry manifest:full-path="Pictures/2000000100000287000000F61DFF7E19.svm" manifest:media-type=""/>
  <manifest:file-entry manifest:full-path="Pictures/200000010000043A000000FE7092437B.svm" manifest:media-type=""/>
  <manifest:file-entry manifest:full-path="Pictures/10000000000000200000002000309F1C.png" manifest:media-type="image/png"/>
  <manifest:file-entry manifest:full-path="Pictures/2000000100000334000000FEB9ADF39E.svm" manifest:media-type=""/>
  <manifest:file-entry manifest:full-path="Pictures/200000010000039E000000FADFD07E39.svm" manifest:media-type=""/>
  <manifest:file-entry manifest:full-path="Pictures/20000001000005000000013EF9F92012.svm" manifest:media-type=""/>
  <manifest:file-entry manifest:full-path="Pictures/200000010000055D00000103A882CC09.svm" manifest:media-type=""/>
  <manifest:file-entry manifest:full-path="Pictures/200000010000028B000000FABC162B4F.svm" manifest:media-type=""/>
  <manifest:file-entry manifest:full-path="Pictures/2000000100000287000000FE292E72DF.svm" manifest:media-type=""/>
  <manifest:file-entry manifest:full-path="Pictures/200000010000043E000000FA964C69E7.svm" manifest:media-type=""/>
  <manifest:file-entry manifest:full-path="Pictures/200000010000055D0000010378CE61B9.svm" manifest:media-type=""/>
  <manifest:file-entry manifest:full-path="Pictures/200000010000055D000001030D0FBC77.svm" manifest:media-type=""/>
  <manifest:file-entry manifest:full-path="Pictures/200000010000044F000000FA31812E2B.svm" manifest:media-type=""/>
  <manifest:file-entry manifest:full-path="Pictures/200000010000044F000000FA02685AC0.svm" manifest:media-type=""/>
  <manifest:file-entry manifest:full-path="Pictures/200000010000039E000000FA0CCB05A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2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3.33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7.2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19.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\SI{1.197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1.185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1.173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11.97}{\micro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11.85}{\micro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6.97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2.3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SI{3.0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SI{6.27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\SI{11.7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298cm" svg:height="7.111cm" svg:x="3.426cm" svg:y="0.678cm">
          <draw:image xlink:href="Pictures/200000020000015E000002433E3FDFAA.eps" xlink:type="simple" xlink:show="embed" xlink:actuate="onLoad">
            <text:p/>
          </draw:image>
        </draw:frame>
        <draw:frame draw:style-name="gr2" draw:text-style-name="P1" draw:layer="layout" svg:width="0.78cm" svg:height="0.299cm" svg:x="6.954cm" svg:y="0.437cm">
          <draw:image xlink:href="Pictures/200000010000028B000000FABC162B4F.svm" xlink:type="simple" xlink:show="embed" xlink:actuate="onLoad">
            <text:p/>
          </draw:image>
        </draw:frame>
        <draw:frame draw:style-name="gr3" draw:text-style-name="P1" draw:layer="layout" svg:width="0.775cm" svg:height="0.304cm" svg:x="7.726cm" svg:y="1.597cm">
          <draw:image xlink:href="Pictures/2000000100000287000000FE292E72DF.svm" xlink:type="simple" xlink:show="embed" xlink:actuate="onLoad">
            <text:p/>
          </draw:image>
        </draw:frame>
        <draw:frame draw:style-name="gr4" draw:text-style-name="P1" draw:layer="layout" svg:width="0.775cm" svg:height="0.294cm" svg:x="7.726cm" svg:y="6.742cm">
          <draw:image xlink:href="Pictures/2000000100000287000000F61DFF7E19.svm" xlink:type="simple" xlink:show="embed" xlink:actuate="onLoad">
            <text:p/>
          </draw:image>
        </draw:frame>
        <draw:frame draw:style-name="gr5" draw:text-style-name="P1" draw:layer="layout" svg:width="1.322cm" svg:height="0.299cm" svg:x="2.115cm" svg:y="5.26cm">
          <draw:image xlink:href="Pictures/200000010000044F000000FA31812E2B.svm" xlink:type="simple" xlink:show="embed" xlink:actuate="onLoad">
            <text:p/>
          </draw:image>
        </draw:frame>
        <draw:frame draw:style-name="gr6" draw:text-style-name="P1" draw:layer="layout" svg:width="0.983cm" svg:height="0.304cm" svg:x="4.311cm" svg:y="5.087cm">
          <draw:image xlink:href="Pictures/2000000100000334000000FEB9ADF39E.svm" xlink:type="simple" xlink:show="embed" xlink:actuate="onLoad">
            <text:p/>
          </draw:image>
        </draw:frame>
        <draw:frame draw:style-name="gr7" draw:text-style-name="P1" draw:layer="layout" svg:width="1.11cm" svg:height="0.299cm" svg:x="2.327cm" svg:y="3.361cm">
          <draw:image xlink:href="Pictures/200000010000039E000000FA0CCB05A5.svm" xlink:type="simple" xlink:show="embed" xlink:actuate="onLoad">
            <text:p/>
          </draw:image>
        </draw:frame>
        <draw:frame draw:style-name="gr8" draw:text-style-name="P1" draw:layer="layout" svg:width="1.297cm" svg:height="0.304cm" svg:x="4.154cm" svg:y="3.32cm">
          <draw:image xlink:href="Pictures/200000010000043A000000FE7092437B.svm" xlink:type="simple" xlink:show="embed" xlink:actuate="onLoad">
            <text:p/>
          </draw:image>
        </draw:frame>
        <draw:line draw:style-name="gr9" draw:text-style-name="P1" draw:layer="layout" svg:x1="9.242cm" svg:y1="6.445cm" svg:x2="9.242cm" svg:y2="7.333cm">
          <text:p/>
        </draw:line>
        <draw:frame draw:style-name="gr10" draw:text-style-name="P1" draw:layer="layout" svg:width="1.646cm" svg:height="0.31cm" svg:x="9.336cm" svg:y="6.734cm">
          <draw:image xlink:href="Pictures/200000010000055D000001030D0FBC77.svm" xlink:type="simple" xlink:show="embed" xlink:actuate="onLoad">
            <text:p/>
          </draw:image>
        </draw:frame>
        <draw:line draw:style-name="gr9" draw:text-style-name="P1" draw:layer="layout" svg:x1="9.148cm" svg:y1="3.573cm" svg:x2="9.148cm" svg:y2="4.461cm">
          <text:p/>
        </draw:line>
        <draw:frame draw:style-name="gr11" draw:text-style-name="P1" draw:layer="layout" svg:width="1.646cm" svg:height="0.31cm" svg:x="9.242cm" svg:y="3.665cm">
          <draw:image xlink:href="Pictures/200000010000055D00000103A882CC09.svm" xlink:type="simple" xlink:show="embed" xlink:actuate="onLoad">
            <text:p/>
          </draw:image>
        </draw:frame>
        <draw:line draw:style-name="gr9" draw:text-style-name="P1" draw:layer="layout" svg:x1="9.242cm" svg:y1="1.305cm" svg:x2="9.242cm" svg:y2="2.193cm">
          <text:p/>
        </draw:line>
        <draw:frame draw:style-name="gr12" draw:text-style-name="P1" draw:layer="layout" svg:width="1.646cm" svg:height="0.31cm" svg:x="9.336cm" svg:y="1.594cm">
          <draw:image xlink:href="Pictures/200000010000055D0000010378CE61B9.svm" xlink:type="simple" xlink:show="embed" xlink:actuate="onLoad">
            <text:p/>
          </draw:image>
        </draw:frame>
        <draw:line draw:style-name="gr9" draw:text-style-name="P1" draw:layer="layout" svg:x1="4.368cm" svg:y1="5.576cm" svg:x2="5.237cm" svg:y2="5.576cm">
          <text:p/>
        </draw:line>
        <draw:frame draw:style-name="gr13" draw:text-style-name="P1" draw:layer="layout" svg:width="1.535cm" svg:height="0.38cm" svg:x="4.035cm" svg:y="5.669cm">
          <draw:image xlink:href="Pictures/20000001000005000000013EF9F92012.svm" xlink:type="simple" xlink:show="embed" xlink:actuate="onLoad">
            <text:p/>
          </draw:image>
        </draw:frame>
        <draw:line draw:style-name="gr9" draw:text-style-name="P1" draw:layer="layout" svg:x1="4.368cm" svg:y1="3.763cm" svg:x2="5.237cm" svg:y2="3.763cm">
          <text:p/>
        </draw:line>
        <draw:frame draw:style-name="gr14" draw:text-style-name="P1" draw:layer="layout" svg:width="1.535cm" svg:height="0.38cm" svg:x="4.035cm" svg:y="3.856cm">
          <draw:image xlink:href="Pictures/20000001000005000000013ED1F1D2C6.svm" xlink:type="simple" xlink:show="embed" xlink:actuate="onLoad">
            <text:p/>
          </draw:image>
        </draw:frame>
        <draw:frame draw:style-name="gr15" draw:text-style-name="P1" draw:layer="layout" svg:width="1.322cm" svg:height="0.299cm" svg:x="5.435cm" svg:y="2.704cm">
          <draw:image xlink:href="Pictures/200000010000044F000000FA02685AC0.svm" xlink:type="simple" xlink:show="embed" xlink:actuate="onLoad">
            <text:p/>
          </draw:image>
        </draw:frame>
        <draw:frame draw:style-name="gr16" draw:text-style-name="P1" draw:layer="layout" svg:width="1.11cm" svg:height="0.299cm" svg:x="7.558cm" svg:y="5.635cm">
          <draw:image xlink:href="Pictures/200000010000039E000000FADFD07E39.svm" xlink:type="simple" xlink:show="embed" xlink:actuate="onLoad">
            <text:p/>
          </draw:image>
        </draw:frame>
        <draw:frame draw:style-name="gr17" draw:text-style-name="P1" draw:layer="layout" svg:width="1.115cm" svg:height="0.299cm" svg:x="5.642cm" svg:y="4.5cm">
          <draw:image xlink:href="Pictures/20000001000003A2000000FA7309BBE0.svm" xlink:type="simple" xlink:show="embed" xlink:actuate="onLoad">
            <text:p/>
          </draw:image>
        </draw:frame>
        <draw:frame draw:style-name="gr18" draw:text-style-name="P1" draw:layer="layout" svg:width="1.322cm" svg:height="0.299cm" svg:x="7.452cm" svg:y="3.48cm">
          <draw:image xlink:href="Pictures/200000010000044F000000FAF31CED5C.svm" xlink:type="simple" xlink:show="embed" xlink:actuate="onLoad">
            <text:p/>
          </draw:image>
        </draw:frame>
        <draw:frame draw:style-name="gr19" draw:text-style-name="P1" draw:layer="layout" svg:width="1.302cm" svg:height="0.299cm" svg:x="7.462cm" svg:y="2.365cm">
          <draw:image xlink:href="Pictures/200000010000043E000000FA964C69E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0T17:18:03</meta:creation-date>
    <meta:editing-duration>PT19M57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20T17:37:59</dc:date>
    <dc:creator>kkk </dc:creator>
    <meta:document-statistic meta:object-count="23"/>
    <meta:template xlink:type="simple" xlink:actuate="onRequest" xlink:title="kkkFigures" xlink:href="../../../../../.libreoffice/3/user/template/kkkFigures.otg" meta:date="2014-08-20T17:18:03"/>
  </office:meta>
</office:document-meta>
</file>